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58cm" fo:min-width="3.458cm"/>
      <style:paragraph-properties style:writing-mode="lr-tb"/>
    </style:style>
    <style:style style:name="gr2" style:family="graphic" style:parent-style-name="objectwithoutfill">
      <style:graphic-properties svg:stroke-width="0cm" draw:marker-end="Nyílhegyek_20_3" draw:marker-end-width="0.3cm" draw:fill="none" draw:textarea-vertical-align="middle"/>
    </style:style>
    <style:style style:name="gr3" style:family="graphic" style:parent-style-name="objectwithoutfill">
      <style:graphic-properties draw:marker-end="Nyílhegyek_20_7" draw:marker-end-width="0.3cm" draw:fill="none" draw:textarea-vertical-align="middle"/>
    </style:style>
    <style:style style:name="gr4" style:family="graphic" style:parent-style-name="objectwithoutfill">
      <style:graphic-properties draw:marker-end="Nyílhegyek_20_8" draw:marker-end-width="0.3cm" draw:fill="none" draw:textarea-vertical-align="middle"/>
    </style:style>
    <style:style style:name="gr5" style:family="graphic" style:parent-style-name="objectwithoutfill">
      <style:graphic-properties draw:marker-end="Nyílhegyek_20_9" draw:marker-end-width="0.3cm" draw:fill="none" draw:textarea-vertical-align="middle"/>
    </style:style>
    <style:style style:name="gr6" style:family="graphic" style:parent-style-name="objectwithoutfill">
      <style:graphic-properties draw:marker-end="Nyílhegyek_20_10" draw:marker-end-width="0.3cm" draw:fill="none" draw:textarea-vertical-align="middle"/>
    </style:style>
    <style:style style:name="gr7" style:family="graphic" style:parent-style-name="objectwithoutfill">
      <style:graphic-properties draw:marker-end="Nyílhegyek_20_11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654cm" fo:min-width="0.404cm"/>
      <style:paragraph-properties style:writing-mode="lr-tb"/>
    </style:style>
    <style:style style:name="gr9" style:family="graphic" style:parent-style-name="objectwithoutfill">
      <style:graphic-properties draw:marker-end="Nyílhegyek_20_12" draw:marker-end-width="0.3cm" draw:fill="none" draw:textarea-vertical-align="middle"/>
    </style:style>
    <style:style style:name="gr10" style:family="graphic" style:parent-style-name="objectwithoutfill">
      <style:graphic-properties draw:marker-end="Nyílhegyek_20_13" draw:marker-end-width="0.3cm" draw:fill="none" draw:textarea-vertical-align="middle"/>
    </style:style>
    <style:style style:name="gr11" style:family="graphic" style:parent-style-name="objectwithoutfill">
      <style:graphic-properties draw:marker-end="Nyílhegyek_20_14" draw:marker-end-width="0.3cm" draw:fill="none" draw:textarea-vertical-align="middle"/>
    </style:style>
    <style:style style:name="gr12" style:family="graphic" style:parent-style-name="objectwithoutfill">
      <style:graphic-properties draw:marker-end="Nyílhegyek_20_15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654cm" fo:min-width="3.654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654cm" fo:min-width="1.524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654cm" fo:min-width="2.154cm"/>
      <style:paragraph-properties style:writing-mode="lr-tb"/>
    </style:style>
    <style:style style:name="gr16" style:family="graphic" style:parent-style-name="objectwithoutfill">
      <style:graphic-properties draw:marker-end="Nyílhegyek_20_16" draw:marker-end-width="0.3cm" draw:fill="none" draw:textarea-vertical-align="middle"/>
    </style:style>
    <style:style style:name="gr17" style:family="graphic" style:parent-style-name="objectwithoutfill">
      <style:graphic-properties draw:marker-end="Nyílhegyek_20_17" draw:marker-end-width="0.3cm" draw:fill="none" draw:textarea-vertical-align="middle"/>
    </style:style>
    <style:style style:name="gr18" style:family="graphic" style:parent-style-name="objectwithoutfill">
      <style:graphic-properties draw:marker-end="Nyílhegyek_20_18" draw:marker-end-width="0.3cm" draw:fill="none" draw:textarea-vertical-align="middle"/>
    </style:style>
    <style:style style:name="gr19" style:family="graphic" style:parent-style-name="objectwithoutfill">
      <style:graphic-properties draw:marker-end="Nyílhegyek_20_20" draw:marker-end-width="0.3cm" draw:fill="none" draw:textarea-vertical-align="middle"/>
    </style:style>
    <style:style style:name="gr20" style:family="graphic" style:parent-style-name="objectwithoutfill">
      <style:graphic-properties draw:marker-end="Nyílhegyek_20_2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loext:opacity="100%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ffffff" loext:opacity="100%" fo:font-size="24pt" style:font-size-asian="24pt" style:font-size-complex="24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paragraph-properties fo:text-align="center"/>
      <style:text-properties fo:color="#ffffff" loext:opacity="100%" fo:font-size="18pt" style:font-size-asian="18pt" style:font-size-complex="18pt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color="#ffffff" loext:opacity="100%" fo:font-size="12pt" style:font-size-asian="12pt" style:font-size-complex="12pt"/>
    </style:style>
    <style:style style:name="T3" style:family="text">
      <style:text-properties fo:color="#ffffff" loext:opacity="100%" fo:font-size="18pt" style:font-size-asian="18pt" style:font-size-complex="18pt"/>
    </style:style>
    <style:style style:name="T4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2" xml:id="id1" draw:id="id1" draw:layer="layout" svg:width="4.25cm" svg:height="3cm" svg:x="1cm" svg:y="6.5cm">
          <text:p text:style-name="P1"><text:span text:style-name="T1">noise</text:span></text:p>
          <text:p text:style-name="P1"><text:span text:style-name="T2">(initial freq. spectrum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4.25cm" svg:height="3cm" svg:x="6cm" svg:y="6.5cm">
          <text:p text:style-name="P2"><text:span text:style-name="T1">gate</text:span></text:p>
          <text:p text:style-name="P2"><text:span text:style-name="T2">(pluck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25cm" svg:height="3cm" svg:x="12.9cm" svg:y="6.5cm">
          <text:p text:style-name="P1"><text:span text:style-name="T1">delay</text:span></text:p>
          <text:p text:style-name="P1"><text:span text:style-name="T2">(coarse tunin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4.25cm" svg:height="3cm" svg:x="16.102cm" svg:y="10.5cm">
          <text:p text:style-name="P2"><text:span text:style-name="T1">lowpass</text:span></text:p>
          <text:p text:style-name="P2"><text:span text:style-name="T2">(freq. response &amp; decay stretchin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25cm" svg:height="3cm" svg:x="12.753cm" svg:y="14.417cm">
          <text:p text:style-name="P2"><text:span text:style-name="T1">fader</text:span></text:p>
          <text:p text:style-name="P2"><text:span text:style-name="T2">(decay shortenin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4.25cm" svg:height="3cm" svg:x="9.448cm" svg:y="10.5cm">
          <text:p text:style-name="P1"><text:span text:style-name="T1">allpass</text:span></text:p>
          <text:p text:style-name="P1"><text:span text:style-name="T2">(fine tuning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4.25cm" svg:height="3cm" svg:x="19.4cm" svg:y="6.5cm">
          <text:p text:style-name="P2"><text:span text:style-name="T1">lowpass</text:span></text:p>
          <text:p text:style-name="P2"><text:span text:style-name="T2">(dynamics/velocit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4.25cm" svg:height="3cm" svg:x="24.4cm" svg:y="6.5cm">
          <text:p text:style-name="P1"><text:span text:style-name="T1">fader</text:span></text:p>
          <text:p text:style-name="P1"><text:span text:style-name="T2">(volu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4.25cm" svg:height="3cm" svg:x="9.448cm" svg:y="2.5cm">
          <text:p text:style-name="P1"><text:span text:style-name="T1">fader</text:span></text:p>
          <text:p text:style-name="P1"><text:span text:style-name="T2">(sympathetic resonance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5.25cm" svg:y1="8cm" svg:x2="6cm" svg:y2="8cm" draw:start-shape="id1" draw:start-glue-point="1" draw:end-shape="id2" draw:end-glue-point="3" svg:d="M5250 8000h750" svg:viewBox="0 0 751 1">
          <text:p/>
        </draw:connector>
        <draw:connector draw:style-name="gr3" draw:text-style-name="P3" draw:layer="layout" svg:x1="17.15cm" svg:y1="8cm" svg:x2="18.227cm" svg:y2="10.5cm" draw:start-shape="id3" draw:start-glue-point="1" draw:end-shape="id4" draw:end-glue-point="0" svg:d="M17150 8000h1077v2500" svg:viewBox="0 0 1078 2501">
          <text:p/>
        </draw:connector>
        <draw:connector draw:style-name="gr4" draw:text-style-name="P3" draw:layer="layout" svg:x1="18.227cm" svg:y1="13.5cm" svg:x2="17.003cm" svg:y2="15.917cm" draw:start-shape="id4" draw:start-glue-point="2" draw:end-shape="id5" draw:end-glue-point="1" svg:d="M18227 13500v2417h-1224" svg:viewBox="0 0 1225 2418">
          <text:p/>
        </draw:connector>
        <draw:connector draw:style-name="gr5" draw:text-style-name="P3" draw:layer="layout" svg:x1="12.753cm" svg:y1="15.917cm" svg:x2="11.573cm" svg:y2="13.5cm" draw:start-shape="id5" draw:start-glue-point="3" draw:end-shape="id6" draw:end-glue-point="2" svg:d="M12753 15917h-1180v-2417" svg:viewBox="0 0 1181 2418">
          <text:p/>
        </draw:connector>
        <draw:connector draw:style-name="gr6" draw:text-style-name="P3" draw:layer="layout" svg:x1="17.15cm" svg:y1="8cm" svg:x2="19.4cm" svg:y2="8cm" draw:start-shape="id3" draw:start-glue-point="1" draw:end-shape="id7" draw:end-glue-point="3" svg:d="M17150 8000h2250" svg:viewBox="0 0 2251 1">
          <text:p/>
        </draw:connector>
        <draw:connector draw:style-name="gr7" draw:text-style-name="P3" draw:layer="layout" svg:x1="23.65cm" svg:y1="8cm" svg:x2="24.4cm" svg:y2="8cm" draw:start-shape="id7" draw:start-glue-point="1" draw:end-shape="id8" draw:end-glue-point="3" svg:d="M23650 8000h750" svg:viewBox="0 0 751 1">
          <text:p/>
        </draw:connector>
        <draw:custom-shape draw:style-name="gr8" draw:text-style-name="P4" xml:id="id9" draw:id="id9" draw:layer="layout" svg:width="1cm" svg:height="1cm" svg:x="11.074cm" svg:y="7.5cm">
          <text:p text:style-name="P1"><text:span text:style-name="T1">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draw:layer="layout" svg:x1="10.25cm" svg:y1="8cm" svg:x2="11.074cm" svg:y2="8cm" draw:start-shape="id2" draw:start-glue-point="1" draw:end-shape="id9" draw:end-glue-point="3" svg:d="M10250 8000h824" svg:viewBox="0 0 825 1">
          <text:p/>
        </draw:connector>
        <draw:connector draw:style-name="gr10" draw:text-style-name="P3" draw:layer="layout" svg:x1="11.573cm" svg:y1="5.5cm" svg:x2="11.574cm" svg:y2="7.5cm" draw:start-shape="id10" draw:start-glue-point="2" draw:end-shape="id9" draw:end-glue-point="0" svg:d="M11573 5500v1001h1v999" svg:viewBox="0 0 2 2001">
          <text:p/>
        </draw:connector>
        <draw:connector draw:style-name="gr11" draw:text-style-name="P3" draw:layer="layout" svg:x1="11.573cm" svg:y1="10.5cm" svg:x2="11.574cm" svg:y2="8.5cm" draw:start-shape="id6" draw:start-glue-point="0" draw:end-shape="id9" draw:end-glue-point="2" svg:d="M11573 10500v-999h1v-1001" svg:viewBox="0 0 2 2001">
          <text:p/>
        </draw:connector>
        <draw:connector draw:style-name="gr12" draw:text-style-name="P3" draw:layer="layout" svg:x1="12.074cm" svg:y1="8cm" svg:x2="12.9cm" svg:y2="8cm" draw:start-shape="id9" draw:start-glue-point="1" draw:end-shape="id3" draw:end-glue-point="3" svg:d="M12074 8000h826" svg:viewBox="0 0 827 1">
          <text:p/>
        </draw:connector>
        <draw:custom-shape draw:style-name="gr8" draw:text-style-name="P4" xml:id="id11" draw:id="id11" draw:layer="layout" svg:width="1cm" svg:height="1cm" svg:x="21cm" svg:y="4.496cm">
          <text:p text:style-name="P1"><text:span text:style-name="T1">+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xml:id="id12" draw:id="id12" draw:layer="layout" svg:width="4.25cm" svg:height="1cm" svg:x="19.38cm" svg:y="2.5cm">
          <text:p text:style-name="P5"><text:span text:style-name="T3">other strin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13" draw:id="id13" draw:layer="layout" svg:width="2.12cm" svg:height="1cm" svg:x="22.906cm" svg:y="4.5cm">
          <text:p text:style-name="P5"><text:span text:style-name="T3">DA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xml:id="id14" draw:id="id14" draw:layer="layout" svg:width="2.75cm" svg:height="1cm" svg:x="25.902cm" svg:y="4.5cm">
          <text:p text:style-name="P1"><text:span text:style-name="T4">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svg:x1="26.525cm" svg:y1="6.5cm" svg:x2="21.5cm" svg:y2="5.496cm" draw:start-shape="id8" draw:start-glue-point="0" draw:end-shape="id11" draw:end-glue-point="2" svg:d="M26525 6500v-501h-5025v-503" svg:viewBox="0 0 5026 1005">
          <text:p/>
        </draw:connector>
        <draw:connector draw:style-name="gr17" draw:text-style-name="P3" draw:layer="layout" svg:x1="21.505cm" svg:y1="3.5cm" svg:x2="21.5cm" svg:y2="4.496cm" draw:start-shape="id12" draw:start-glue-point="2" draw:end-shape="id11" draw:end-glue-point="0" svg:d="M21505 3500v499h-5v497" svg:viewBox="0 0 6 997">
          <text:p/>
        </draw:connector>
        <draw:connector draw:style-name="gr18" draw:text-style-name="P3" draw:layer="layout" svg:x1="21cm" svg:y1="4.996cm" svg:x2="13.698cm" svg:y2="4cm" draw:start-shape="id11" draw:start-glue-point="3" draw:end-shape="id10" draw:end-glue-point="1" svg:d="M21000 4996h-3650v-996h-3652" svg:viewBox="0 0 7303 997">
          <text:p/>
        </draw:connector>
        <draw:connector draw:style-name="gr19" draw:text-style-name="P3" draw:layer="layout" svg:x1="22cm" svg:y1="4.996cm" svg:x2="22.906cm" svg:y2="5cm" draw:start-shape="id11" draw:start-glue-point="1" draw:end-shape="id13" draw:end-glue-point="3" svg:d="M22000 4996h454v4h452" svg:viewBox="0 0 907 5">
          <text:p/>
        </draw:connector>
        <draw:connector draw:style-name="gr20" draw:text-style-name="P3" draw:layer="layout" svg:x1="25.026cm" svg:y1="5cm" svg:x2="25.902cm" svg:y2="5cm" draw:start-shape="id13" draw:start-glue-point="1" draw:end-shape="id14" draw:end-glue-point="3" svg:d="M25026 5000h876" svg:viewBox="0 0 877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" draw:style="linear" draw:start-color="#ffffff" draw:end-color="#cccccc" draw:start-intensity="100%" draw:end-intensity="100%" draw:angle="3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Nyílhegyek_20_10" draw:display-name="Nyílhegyek 10" svg:viewBox="0 0 20 20" svg:d="M0 20l10-20 10 20z"/>
    <draw:marker draw:name="Nyílhegyek_20_11" draw:display-name="Nyílhegyek 11" svg:viewBox="0 0 20 20" svg:d="M0 20l10-20 10 20z"/>
    <draw:marker draw:name="Nyílhegyek_20_12" draw:display-name="Nyílhegyek 12" svg:viewBox="0 0 20 20" svg:d="M0 20l10-20 10 20z"/>
    <draw:marker draw:name="Nyílhegyek_20_13" draw:display-name="Nyílhegyek 13" svg:viewBox="0 0 20 20" svg:d="M0 20l10-20 10 20z"/>
    <draw:marker draw:name="Nyílhegyek_20_14" draw:display-name="Nyílhegyek 14" svg:viewBox="0 0 20 20" svg:d="M0 20l10-20 10 20z"/>
    <draw:marker draw:name="Nyílhegyek_20_15" draw:display-name="Nyílhegyek 15" svg:viewBox="0 0 20 20" svg:d="M0 20l10-20 10 20z"/>
    <draw:marker draw:name="Nyílhegyek_20_16" draw:display-name="Nyílhegyek 16" svg:viewBox="0 0 20 20" svg:d="M0 20l10-20 10 20z"/>
    <draw:marker draw:name="Nyílhegyek_20_17" draw:display-name="Nyílhegyek 17" svg:viewBox="0 0 20 20" svg:d="M0 20l10-20 10 20z"/>
    <draw:marker draw:name="Nyílhegyek_20_18" draw:display-name="Nyílhegyek 18" svg:viewBox="0 0 20 20" svg:d="M0 20l10-20 10 20z"/>
    <draw:marker draw:name="Nyílhegyek_20_20" draw:display-name="Nyílhegyek 20" svg:viewBox="0 0 20 20" svg:d="M0 20l10-20 10 20z"/>
    <draw:marker draw:name="Nyílhegyek_20_21" draw:display-name="Nyílhegyek 21" svg:viewBox="0 0 20 20" svg:d="M0 20l10-20 10 20z"/>
    <draw:marker draw:name="Nyílhegyek_20_3" draw:display-name="Nyílhegyek 3" svg:viewBox="0 0 20 20" svg:d="M0 20l10-20 10 20z"/>
    <draw:marker draw:name="Nyílhegyek_20_7" draw:display-name="Nyílhegyek 7" svg:viewBox="0 0 20 20" svg:d="M0 20l10-20 10 20z"/>
    <draw:marker draw:name="Nyílhegyek_20_8" draw:display-name="Nyílhegyek 8" svg:viewBox="0 0 20 20" svg:d="M0 20l10-20 10 20z"/>
    <draw:marker draw:name="Nyílhegyek_20_9" draw:display-name="Nyílhegyek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31T03:09:53.855522181</meta:creation-date>
    <dc:date>2021-12-31T03:54:21.765661335</dc:date>
    <meta:editing-duration>PT55S</meta:editing-duration>
    <meta:editing-cycles>1</meta:editing-cycles>
    <meta:document-statistic meta:object-count="29"/>
    <meta:generator>LibreOffice/7.2.4.1$Linux_X86_64 LibreOffice_project/20$Build-1</meta:generator>
  </office:meta>
</office:document-meta>
</file>